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Yu Mincho" svg:font-family="Yu Mincho" style:font-family-generic="roman" style:font-pitch="variable" svg:panose-1="2 2 4 0 0 0 0 0 0 0"/>
  </office:font-face-decls>
  <office:automatic-styles>
    <style:style style:name="P1" style:parent-style-name="Kop1" style:master-page-name="MP0" style:family="paragraph">
      <style:paragraph-properties fo:break-before="page" fo:margin-left="0.3in" fo:text-indent="-0.3in">
        <style:tab-stops/>
      </style:paragraph-properties>
      <style:text-properties fo:language="nl" fo:country="NL"/>
    </style:style>
    <style:style style:name="P3" style:parent-style-name="Kop2" style:family="paragraph">
      <style:paragraph-properties fo:margin-bottom="0.0833in"/>
      <style:text-properties fo:language="nl" fo:country="NL"/>
    </style:style>
    <style:style style:name="P4" style:parent-style-name="Standaard" style:family="paragraph">
      <style:text-properties fo:language="nl" fo:country="NL"/>
    </style:style>
    <style:style style:name="T5" style:parent-style-name="Standaardalinea-lettertype" style:family="text">
      <style:text-properties fo:color="#808080" fo:font-size="12pt" style:font-size-asian="12pt" style:font-size-complex="12pt" fo:language="nl" fo:country="NL"/>
    </style:style>
    <style:style style:name="T6" style:parent-style-name="Standaardalinea-lettertype" style:family="text">
      <style:text-properties fo:font-weight="bold" style:font-weight-asian="bold" style:font-weight-complex="bold" fo:color="#808080" fo:font-size="12pt" style:font-size-asian="12pt" style:font-size-complex="12pt" fo:language="nl" fo:country="NL"/>
    </style:style>
    <style:style style:name="T7" style:parent-style-name="Standaardalinea-lettertype" style:family="text">
      <style:text-properties fo:font-weight="bold" style:font-weight-asian="bold" style:font-weight-complex="bold" fo:font-size="12pt" style:font-size-asian="12pt" style:font-size-complex="12pt" fo:language="nl" fo:country="NL"/>
    </style:style>
    <style:style style:name="T8" style:parent-style-name="Standaardalinea-lettertype"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nl" fo:country="NL"/>
    </style:style>
    <style:style style:name="T9" style:parent-style-name="Standaardalinea-lettertype"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nl" fo:country="NL"/>
    </style:style>
    <style:style style:name="P10" style:parent-style-name="Standaard" style:family="paragraph">
      <style:text-properties style:font-name="Aptos"/>
    </style:style>
    <style:style style:name="P11" style:parent-style-name="Standaard" style:family="paragraph">
      <style:text-properties style:font-name="Aptos"/>
    </style:style>
    <style:style style:name="P12" style:parent-style-name="Lijstalinea" style:family="paragraph">
      <style:paragraph-properties fo:margin-left="0.0083in">
        <style:tab-stops/>
      </style:paragraph-properties>
      <style:text-properties style:font-name="Aptos" fo:color="#808080" fo:language="nl" fo:country="NL"/>
    </style:style>
    <style:style style:name="P13" style:parent-style-name="Lijstalinea" style:family="paragraph">
      <style:paragraph-properties fo:margin-left="0.0083in">
        <style:tab-stops/>
      </style:paragraph-properties>
    </style:style>
    <style:style style:name="T14" style:parent-style-name="Standaardalinea-lettertype" style:family="text">
      <style:text-properties style:font-name="Aptos" fo:font-weight="bold" style:font-weight-asian="bold" style:font-weight-complex="bold" fo:font-size="12pt" style:font-size-asian="12pt" style:font-size-complex="12pt" style:text-underline-type="single" style:text-underline-style="solid" style:text-underline-width="auto" style:text-underline-mode="continuous" fo:language="nl" fo:country="NL"/>
    </style:style>
    <style:style style:name="T15" style:parent-style-name="Standaardalinea-lettertype" style:family="text">
      <style:text-properties style:font-name="Aptos" fo:font-weight="bold" style:font-weight-asian="bold" style:font-weight-complex="bold" fo:font-size="12pt" style:font-size-asian="12pt" style:font-size-complex="12pt" style:text-underline-type="single" style:text-underline-style="solid" style:text-underline-width="auto" style:text-underline-mode="continuous" fo:language="nl" fo:country="NL"/>
    </style:style>
    <style:style style:name="P16" style:parent-style-name="Standaard" style:family="paragraph">
      <style:text-properties style:font-name="Aptos"/>
    </style:style>
    <style:style style:name="T17" style:parent-style-name="Standaardalinea-lettertype" style:family="text">
      <style:text-properties style:font-name="Aptos" fo:font-weight="bold" style:font-weight-asian="bold" style:font-weight-complex="bold" fo:font-size="12pt" style:font-size-asian="12pt" style:font-size-complex="12pt" style:text-underline-type="single" style:text-underline-style="solid" style:text-underline-width="auto" style:text-underline-mode="continuous" fo:language="nl" fo:country="NL"/>
    </style:style>
    <style:style style:name="T18" style:parent-style-name="Standaardalinea-lettertype" style:family="text">
      <style:text-properties style:font-name="Aptos"/>
    </style:style>
    <style:style style:name="T19" style:parent-style-name="Standaardalinea-lettertype" style:family="text">
      <style:text-properties style:font-name="Aptos"/>
    </style:style>
    <style:style style:name="T20" style:parent-style-name="Standaardalinea-lettertype" style:family="text">
      <style:text-properties style:font-name="Aptos"/>
    </style:style>
    <style:style style:name="T21" style:parent-style-name="Standaardalinea-lettertype" style:family="text">
      <style:text-properties style:font-name="Aptos"/>
    </style:style>
    <style:style style:name="T22" style:parent-style-name="Standaardalinea-lettertype" style:family="text">
      <style:text-properties style:font-name="Aptos"/>
    </style:style>
    <style:style style:name="T23" style:parent-style-name="Standaardalinea-lettertype" style:family="text">
      <style:text-properties style:font-name="Aptos"/>
    </style:style>
    <style:style style:name="T24" style:parent-style-name="Standaardalinea-lettertype" style:family="text">
      <style:text-properties style:font-name="Aptos"/>
    </style:style>
    <style:style style:name="T25" style:parent-style-name="Standaardalinea-lettertype" style:family="text">
      <style:text-properties style:font-name="Aptos"/>
    </style:style>
    <style:style style:name="T26" style:parent-style-name="Standaardalinea-lettertype" style:family="text">
      <style:text-properties style:font-name="Aptos"/>
    </style:style>
    <style:style style:name="T27" style:parent-style-name="Standaardalinea-lettertype" style:family="text">
      <style:text-properties style:font-name="Aptos"/>
    </style:style>
    <style:style style:name="T28" style:parent-style-name="Standaardalinea-lettertype" style:family="text">
      <style:text-properties style:font-name="Aptos"/>
    </style:style>
    <style:style style:name="T29" style:parent-style-name="Standaardalinea-lettertype" style:family="text">
      <style:text-properties style:font-name="Aptos"/>
    </style:style>
    <style:style style:name="T30" style:parent-style-name="Standaardalinea-lettertype" style:family="text">
      <style:text-properties style:font-name="Aptos"/>
    </style:style>
    <style:style style:name="T31" style:parent-style-name="Standaardalinea-lettertype" style:family="text">
      <style:text-properties style:font-name="Aptos"/>
    </style:style>
    <style:style style:name="T32" style:parent-style-name="Standaardalinea-lettertype" style:family="text">
      <style:text-properties style:font-name="Aptos"/>
    </style:style>
    <style:style style:name="P33" style:parent-style-name="Standaard" style:family="paragraph">
      <style:text-properties style:font-name="Aptos"/>
    </style:style>
    <style:style style:name="P34" style:parent-style-name="Standaard" style:family="paragraph">
      <style:text-properties style:font-name="Aptos"/>
    </style:style>
    <style:style style:name="P35" style:parent-style-name="Standaard" style:family="paragraph">
      <style:text-properties style:font-name="Aptos"/>
    </style:style>
    <style:style style:name="P36" style:parent-style-name="Standaard" style:family="paragraph">
      <style:text-properties style:font-name="Aptos"/>
    </style:style>
    <style:style style:name="P37" style:parent-style-name="Standaard" style:family="paragraph">
      <style:text-properties style:font-name="Aptos"/>
    </style:style>
    <style:style style:name="T38" style:parent-style-name="Standaardalinea-lettertype" style:family="text">
      <style:text-properties style:font-name="Aptos" fo:color="#808080" fo:font-size="12pt" style:font-size-asian="12pt" style:font-size-complex="12pt"/>
    </style:style>
    <style:style style:name="T39" style:parent-style-name="Standaardalinea-lettertype" style:family="text">
      <style:text-properties style:font-name="Apto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Standaard" style:family="paragraph">
      <style:text-properties style:font-name="Aptos"/>
    </style:style>
    <style:style style:name="P41" style:parent-style-name="Standaard" style:family="paragraph">
      <style:text-properties style:font-name="Aptos"/>
    </style:style>
    <style:style style:name="P42" style:parent-style-name="Standaard" style:family="paragraph">
      <style:text-properties style:font-name="Aptos"/>
    </style:style>
    <style:style style:name="T43" style:parent-style-name="Standaardalinea-lettertype" style:family="text">
      <style:text-properties style:font-name="Aptos"/>
    </style:style>
    <style:style style:name="T44" style:parent-style-name="Standaardalinea-lettertype" style:family="text">
      <style:text-properties style:font-name="Aptos"/>
    </style:style>
    <style:style style:name="T45" style:parent-style-name="Standaardalinea-lettertype" style:family="text">
      <style:text-properties style:font-name="Aptos"/>
    </style:style>
    <style:style style:name="T46" style:parent-style-name="Standaardalinea-lettertype" style:family="text">
      <style:text-properties style:font-name="Aptos"/>
    </style:style>
    <style:style style:name="T47" style:parent-style-name="Standaardalinea-lettertype" style:family="text">
      <style:text-properties style:font-name="Aptos"/>
    </style:style>
  </office:automatic-styles>
  <office:body>
    <office:text text:use-soft-page-breaks="true">
      <text:h text:style-name="P1" text:outline-level="1"><text:bookmark-start text:name="_Toc60936074"/>Reflectieopdracht –<text:s/><text:bookmark-end text:name="_Toc60936074"/>Seminaries</text:h>
      <text:h text:style-name="P3" text:outline-level="2">Inleiding</text:h>
      <text:p text:style-name="P4"/>
      <text:p text:style-name="Standaard"><text:span text:style-name="T5">Begin</text:span><text:span text:style-name="T6"><text:s/></text:span><text:span text:style-name="T7"><text:line-break/></text:span><text:span text:style-name="T8">Wat ik er van vond<text:s/></text:span><text:span text:style-name="T9">:</text:span></text:p>
      <text:p text:style-name="P10">Mijn indruk van de sprekers was zeer positief. Dankzij hun inspirerende woorden heb ik nu een veel duidelijker beeld van wat de toekomst in deze richting inhoudt. Voordien was ik onzeker over mijn toekomst in grafische vormgeving, maar dankzij de gastsprekers voel ik me enthousiaster en beter geïnformeerd. Alle drie de sprekers waren buitengewoon boeiend en leerzaam. Persoonlijk sprong Yappa er voor mij uit, evenals de experts in<text:s/>het bedrijf van de Codeurs. Dit wil niet zeggen dat de laatste spreker minder interessant was, maar zijn onderwerp trok me gewoonweg minder aan. Het bedrijf MonoCode leek voor mij minder aantrekkelijk.</text:p>
      <text:p text:style-name="P11">De gastsprekers van Yappa hebben me vooral geboeid vanwege de diepgang van hun presentatie. Dries heeft me doen inzien dat het<text:s/>belangrijk<text:s/><text:s/>is om thuis aan je vaardigheden te blijven werken. Hoewel ik dit al wel besefte<text:s/>en al deed<text:s/>, was ik er nog niet volledig toegewijd aan. Hun benadering van werken sprak me aan, vooral het vermijden van overuren en de nadruk op persoonlijke groei binnen het bedrijf. Ik ben het volledig eens met de kernwaarden van hun bedrijf, zoals met passie werken en elke dag proberen te verbeteren, zoals Joeri uitlegde. De informele sfeer bij Yappa gaf me het gevoel dat collega's als vrienden samenwerken in plaats van strikt zakelijke relaties te onderhouden.</text:p>
      <text:p text:style-name="P12">Midden<text:s/></text:p>
      <text:p text:style-name="P13"><text:span text:style-name="T14">Minder mijn interesse</text:span><text:span text:style-name="T15">:</text:span></text:p>
      <text:p text:style-name="P16">Helaas kon de laatste spreker<text:s/>Koen<text:s/>mijn interesse minder goed vasthouden, niet vanwege zijn presentatie maar omdat zijn onderwerp me minder aansprak. Ze houden zich niet meer bezig met grafisch ontwerpen, wat ik jammer vond. Hun focus ligt nu volledig op coderen en website-ontwikkeling, wat ook interessant is, maar ik twijfel of dit de toekomst is waarin ik mezelf volledig zie. Ze lijken op zoek te zijn naar studenten die gespecialiseerd zijn in codering, terwijl ik op dit moment nog geen expert ben, maar ik ben wel bereid om te leren.<text:line-break/></text:p>
      <text:p text:style-name="Standaard"><text:span text:style-name="T17">Wat vooral mijn aandacht trok :</text:span><text:span text:style-name="T18"><text:line-break/></text:span><text:span text:style-name="T19">Wat me vooral aantrok was de presentatie van Brecht. Hij leek het meest te communiceren met het publiek en wist de studenten het beste te betrekken</text:span><text:span text:style-name="T20"><text:s/>bij de presentatie</text:span><text:span text:style-name="T21">.</text:span><text:span text:style-name="T22"><text:s/></text:span><text:span text:style-name="T23"><text:s/>Zijn bedrijf</text:span><text:span text:style-name="T24"><text:s/></text:span><text:span text:style-name="T25">de Codeurs</text:span><text:span text:style-name="T26"><text:s/></text:span><text:span text:style-name="T27">past het beste bij mijn idee van een ideaal bedrijf. De hechte band tussen collega's en vrienden spreekt me aan, omdat ik geloof dat professionele relaties het beste<text:s/></text:span><text:span text:style-name="T28">werken<text:s/></text:span><text:span text:style-name="T29">wanneer er ook persoonlijke vriendschappen ontstaan</text:span><text:span text:style-name="T30"><text:s/>en of gewoon zakelijk met elkaar om te gaan</text:span><text:span text:style-name="T31">. Het feit dat ze begonnen zijn met slechts twee mensen en nu een bedrijf van vijf mensen hebben, maakte indruk op me</text:span><text:span text:style-name="T32">.</text:span></text:p>
      <text:p text:style-name="P33"/>
      <text:p text:style-name="P34"/>
      <text:p text:style-name="P35"/>
      <text:p text:style-name="P36">Hun projecten<text:s/>zoals de interactieve boom in de Efteling, laten zien dat ze in staat zijn om creatieve<text:s/>opdrachten<text:s/>te bieden<text:s/>zelfs in een<text:s/>bedrijf dat niet werkt met designers<text:s/>en of niet in de kinderlijke sector zitten, de<text:s/>context die normaal gesproken niet als kinderachtig wordt beschouwd. Ze hebben ook<text:s/>innovatieve apps ontwikkeld, zoals de Ziekenhuisapp, die de patiënte ervaring verbetert, en ze hebben zelfs advertising gedaan voor evenementen zoals Tomorrowland. Wat me het meest aansprak<text:s/>van adverteren voor zulke bedrijven<text:s/>te mogen doen lijkt me fantastisch.</text:p>
      <text:p text:style-name="P37"/>
      <text:p text:style-name="Standaard"><text:span text:style-name="T38">Slot</text:span><text:span text:style-name="T39"><text:line-break/>Mijn voorbereiding + wat ik heb bijgeleerd</text:span></text:p>
      <text:p text:style-name="P40">Ik had enkele vragen voorbereid, zoals welke opdrachten hun favoriet waren. Bij de Codeurs was dat bijvoorbeeld de Efteling-opdracht, waarbij de boom interactie had met bezoekers en nuttige informatie bood. Dries vond het ontwerpen van een webpagina en het integreren van zijn stijl het meest uitdagend.</text:p>
      <text:p text:style-name="P41">Dankzij de gastsprekers heb ik nu een veel beter idee van hoe ik later een baan kan vinden. Dit kan zowel binnen een bedrijf zijn als op zelfstandige basis. Hierdoor heb ik de zekerheid gekregen dat ik in de juiste richting zit, ook al ben ik nog niet helemaal zeker over mijn toekomstige rol. Misschien word ik<text:s/>een<text:s/>web ontwikkelaar, ontwerper of programmeur<text:s/>dat weet ik nog niet voor 100%. Tot nu toe neig ik meer naar<text:s/>de kant van het<text:s/><text:s/>ontwerpen, maar ik ben minder bang geworden om ook technischere paden te verkennen dan alleen ontwerpen.</text:p>
      <text:p text:style-name="P42">Ik wil later <text:s/>gewoon een baan waar ik echt enthousiast van word, waarin ik mijn creativiteit de vrije loop kan laten. Of dat nu als web-ontwikkelaar, ontwerper of programmeur is, dat zie ik wel. Ik ben er klaar voor om te groeien en te leren, en dankzij die sprekers maak ik me minder zorgen over het onbekende. Ik kijk er echt naar uit om te ontdekken welke kansen er voor me liggen in de wereld van grafische vormgeving en digitale creativiteit.</text:p>
      <text:p text:style-name="Standaard"><text:span text:style-name="T43">Kortom</text:span><text:span text:style-name="T44"><text:s/>b</text:span><text:span text:style-name="T45">en<text:s/></text:span><text:span text:style-name="T46">ik<text:s/></text:span><text:span text:style-name="T47">vastbesloten om te solliciteren bij bedrijven als Yappa en de Codeurs, of om daar stage te lopen, omdat ik denk dat deze bedrijven het beste bij me passen wat betreft sfeer en stijl. Dat betekent echter niet dat ik MonoCode volledig uitsluit, ik beschouw het gewoon als iets moeilijker haalbaar</text:span><text:s/>voor mij op dit moment.</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0833in" fo:margin-bottom="0in" fo:line-height="100%"/>
      <style:text-properties style:font-name="Calibri Light" style:font-name-asian="Yu Gothic Light" style:font-name-complex="Times New Roman" fo:font-weight="bold" style:font-weight-asian="bold" style:letter-kerning="false" fo:font-size="18pt" style:font-size-asian="18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fo:margin-bottom="0in" fo:line-height="100%"/>
      <style:text-properties style:font-name="Calibri Light" style:font-name-asian="Yu Gothic Light" style:font-name-complex="Times New Roman" fo:font-weight="bold" style:font-weight-asian="bold" style:letter-kerning="false" fo:font-size="14pt" style:font-size-asian="14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Yu Gothic Light" style:font-name-complex="Times New Roman" fo:font-weight="bold" style:font-weight-asian="bold" style:letter-kerning="false" fo:font-size="18pt" style:font-size-asian="18pt" style:font-size-complex="16pt"/>
    </style:style>
    <style:style style:name="Kop2Char" style:display-name="Kop 2 Char" style:family="text" style:parent-style-name="Standaardalinea-lettertype">
      <style:text-properties style:font-name="Calibri Light" style:font-name-asian="Yu Gothic Light" style:font-name-complex="Times New Roman" fo:font-weight="bold" style:font-weight-asian="bold" style:letter-kerning="false" fo:font-size="14pt" style:font-size-asian="14pt" style:font-size-complex="13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style:language-asian="nl" style:country-asian="BE"/>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office:automatic-styles>
  <office:master-styles>
    <style:master-page style:name="MP0" style:page-layout-name="PL0">
      <style:header>
        <text:p text:style-name="Koptekst"><text:span text:style-name="T2"><draw:frame draw:z-index="251659264" draw:style-name="a0" draw:name="Afbeelding 3" text:anchor-type="paragraph" svg:x="0in" svg:y="-0.16354in" svg:width="2.06806in" svg:height="0.39514in" style:rel-width="scale" style:rel-height="scale"><draw:image xlink:href="media/image1.wmf" xlink:type="simple" xlink:show="embed" xlink:actuate="onLoad"/><svg:title/><svg:desc/></draw:frame></text:span>Naam student: Noortje Moelans 1DVOA<text:tab/><text:tab/></text:p>
        <text:p text:style-name="Koptekst"/>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ortje Moelans</meta:initial-creator>
    <dc:creator>noortje Moelans</dc:creator>
    <meta:creation-date>2024-01-13T15:26:00Z</meta:creation-date>
    <dc:date>2024-01-13T15:26:00Z</dc:date>
    <meta:template xlink:href="Normal.dotm" xlink:type="simple"/>
    <meta:editing-cycles>2</meta:editing-cycles>
    <meta:editing-duration>PT0S</meta:editing-duration>
    <meta:document-statistic meta:page-count="1" meta:paragraph-count="9" meta:word-count="742" meta:character-count="4817" meta:row-count="34" meta:non-whitespace-character-count="4084"/>
  </office:meta>
</office:document-meta>
</file>